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8eab" officeooo:paragraph-rsid="00078eab"/>
    </style:style>
    <style:style style:name="P2" style:family="paragraph" style:parent-style-name="Standard">
      <style:text-properties officeooo:rsid="00094352" officeooo:paragraph-rsid="00094352"/>
    </style:style>
    <style:style style:name="P3" style:family="paragraph" style:parent-style-name="Standard">
      <style:text-properties officeooo:rsid="00094352" officeooo:paragraph-rsid="00139d4a"/>
    </style:style>
    <style:style style:name="P4" style:family="paragraph" style:parent-style-name="Standard">
      <style:text-properties officeooo:paragraph-rsid="00094352"/>
    </style:style>
    <style:style style:name="P5" style:family="paragraph" style:parent-style-name="Standard">
      <style:text-properties officeooo:rsid="000c4afb" officeooo:paragraph-rsid="000c4afb"/>
    </style:style>
    <style:style style:name="P6" style:family="paragraph" style:parent-style-name="Standard">
      <style:text-properties officeooo:paragraph-rsid="000e8e7c"/>
    </style:style>
    <style:style style:name="P7" style:family="paragraph" style:parent-style-name="Standard">
      <style:text-properties officeooo:rsid="001246ac" officeooo:paragraph-rsid="001246ac"/>
    </style:style>
    <style:style style:name="P8" style:family="paragraph" style:parent-style-name="Standard">
      <style:text-properties officeooo:paragraph-rsid="001246ac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officeooo:rsid="001246ac" officeooo:paragraph-rsid="001246ac" style:font-style-asian="italic" style:font-style-complex="italic"/>
    </style:style>
    <style:style style:name="P11" style:family="paragraph" style:parent-style-name="Standard">
      <style:text-properties fo:font-style="italic" officeooo:rsid="00094352" officeooo:paragraph-rsid="00094352" style:font-style-asian="italic" style:font-style-complex="italic"/>
    </style:style>
    <style:style style:name="P12" style:family="paragraph" style:parent-style-name="Standard">
      <style:text-properties fo:font-style="italic" officeooo:rsid="000c4afb" officeooo:paragraph-rsid="000c4afb" style:font-style-asian="italic" style:font-style-complex="italic"/>
    </style:style>
    <style:style style:name="P13" style:family="paragraph" style:parent-style-name="Standard">
      <style:text-properties fo:font-style="italic" officeooo:rsid="00134abe" officeooo:paragraph-rsid="00134abe" style:font-style-asian="italic" style:font-style-complex="italic"/>
    </style:style>
    <style:style style:name="P14" style:family="paragraph" style:parent-style-name="Standard">
      <style:text-properties fo:font-style="italic" officeooo:rsid="00139d4a" officeooo:paragraph-rsid="00139d4a" style:font-style-asian="italic" style:font-style-complex="italic"/>
    </style:style>
    <style:style style:name="P15" style:family="paragraph" style:parent-style-name="Standard">
      <style:text-properties fo:font-style="italic" fo:font-weight="normal" officeooo:rsid="001246ac" officeooo:paragraph-rsid="001246ac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officeooo:rsid="00139d4a" officeooo:paragraph-rsid="00139d4a"/>
    </style:style>
    <style:style style:name="P17" style:family="paragraph" style:parent-style-name="Standard">
      <style:text-properties officeooo:paragraph-rsid="00139d4a"/>
    </style:style>
    <style:style style:name="P18" style:family="paragraph" style:parent-style-name="Text_20_body">
      <style:text-properties officeooo:rsid="00067a18" officeooo:paragraph-rsid="00067a18"/>
    </style:style>
    <style:style style:name="P19" style:family="paragraph" style:parent-style-name="Text_20_body">
      <style:text-properties officeooo:rsid="00078eab" officeooo:paragraph-rsid="00078eab"/>
    </style:style>
    <style:style style:name="P20" style:family="paragraph" style:parent-style-name="Text_20_body">
      <style:text-properties officeooo:rsid="00078eab" officeooo:paragraph-rsid="001246ac"/>
    </style:style>
    <style:style style:name="P21" style:family="paragraph" style:parent-style-name="Text_20_body">
      <style:paragraph-properties fo:line-height="100%"/>
      <style:text-properties officeooo:rsid="00078eab" officeooo:paragraph-rsid="001246ac"/>
    </style:style>
    <style:style style:name="P22" style:family="paragraph" style:parent-style-name="Text_20_body">
      <style:text-properties fo:font-style="italic" officeooo:rsid="001246ac" officeooo:paragraph-rsid="001246ac" style:font-style-asian="italic" style:font-style-complex="italic"/>
    </style:style>
    <style:style style:name="T1" style:family="text">
      <style:text-properties officeooo:rsid="00067a1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46ac" style:font-style-asian="italic" style:font-style-complex="italic"/>
    </style:style>
    <style:style style:name="T4" style:family="text">
      <style:text-properties fo:font-style="italic" officeooo:rsid="000cf274" style:font-style-asian="italic" style:font-style-complex="italic"/>
    </style:style>
    <style:style style:name="T5" style:family="text">
      <style:text-properties fo:font-style="italic" officeooo:rsid="00134abe" style:font-style-asian="italic" style:font-style-complex="italic"/>
    </style:style>
    <style:style style:name="T6" style:family="text">
      <style:text-properties fo:font-style="italic" officeooo:rsid="00139d4a" style:font-style-asian="italic" style:font-style-complex="italic"/>
    </style:style>
    <style:style style:name="T7" style:family="text">
      <style:text-properties fo:font-style="italic" officeooo:rsid="00067a18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94352"/>
    </style:style>
    <style:style style:name="T10" style:family="text">
      <style:text-properties officeooo:rsid="000c765d"/>
    </style:style>
    <style:style style:name="T11" style:family="text">
      <style:text-properties officeooo:rsid="000cf274"/>
    </style:style>
    <style:style style:name="T12" style:family="text">
      <style:text-properties officeooo:rsid="000e5865"/>
    </style:style>
    <style:style style:name="T13" style:family="text">
      <style:text-properties officeooo:rsid="001246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zione Kibana Guest <text:span text:style-name="T1">(porta 5601)</text:span></text:h>
      <text:p text:style-name="Standard"/>
      <text:p text:style-name="Standard"><text:span text:style-name="T1">Nota: </text:span>le configurazioni dei <text:span text:style-name="T1">2</text:span> kibana della macchina solo nell'indice .kibana_admin</text:p>
      <text:p text:style-name="Standard"/>
      <text:p text:style-name="P14">Scaricare il pacchetto ed installarlo</text:p>
      <text:p text:style-name="Standard">wget https://artifacts.elastic.co/downloads/kibana/kibana-6.4.3-amd64.deb</text:p>
      <text:p text:style-name="Standard">dpkg -i kibana-6.4.3-amd64.deb</text:p>
      <text:p text:style-name="Standard"/>
      <text:p text:style-name="P14">Installare i plugin</text:p>
      <text:p text:style-name="Standard">cd /usr/share/kibana/bin</text:p>
      <text:p text:style-name="Standard"/>
      <text:p text:style-name="Standard">./kibana-plugin install file:///home/seacom/<text:span text:style-name="T12">installazione/kibana/</text:span>date_picker_vis-1.0.0.zip </text:p>
      <text:p text:style-name="Standard">./kibana-plugin install file:///home/seacom/<text:span text:style-name="T12">installazione/kibana/</text:span>dashboard_read_mode-1.0.0.zip </text:p>
      <text:p text:style-name="P6">./kibana-plugin install file:///home/seacom/<text:span text:style-name="T12">installazione/kibana/dashboard_fullscreen-1.0.0.zip</text:span></text:p>
      <text:p text:style-name="Standard"/>
      <text:p text:style-name="P17"><text:span text:style-name="T6">Copiare la configurazione</text:span></text:p>
      <text:p text:style-name="P3"><text:span text:style-name="T6">cp </text:span><text:span text:style-name="T7">/home/seacom/installazione/</text:span><text:span text:style-name="T6">kibana</text:span><text:span text:style-name="T7">/kibana.yml /etc/kibana/kibana.yml</text:span></text:p>
      <text:p text:style-name="P17"><text:span text:style-name="T6"/></text:p>
      <text:p text:style-name="P16"><text:span text:style-name="T6">A</text:span><text:span text:style-name="T2">bilitare il servizio all’avvio</text:span></text:p>
      <text:p text:style-name="Standard">systemctl enable kibana</text:p>
      <text:p text:style-name="Standard"/>
      <text:p text:style-name="P14">Avviare il servizio</text:p>
      <text:p text:style-name="P16">systemctl start kibana</text:p>
      <text:h text:style-name="Heading_20_1" text:outline-level="1">Installazione kibana per la gestione <text:span text:style-name="T1">(porta 5611)</text:span></text:h>
      <text:p text:style-name="Standard"/>
      <text:p text:style-name="Standard">cd <text:span text:style-name="T2">opt</text:span></text:p>
      <text:p text:style-name="Standard"/>
      <text:p text:style-name="Standard">wget https://artifacts.elastic.co/downloads/kibana/kibana-6.6.1-linux-x86_64.tar.gz</text:p>
      <text:p text:style-name="Standard"/>
      <text:p text:style-name="Standard"><text:span text:style-name="T2">Estrarre il file tar</text:span> </text:p>
      <text:p text:style-name="Standard">tar -xzf kibana-6.6.1-linux-x86_64.tar.gz</text:p>
      <text:p text:style-name="Standard"/>
      <text:p text:style-name="Standard"><text:span text:style-name="T2">Rinominare la cartella in kibana</text:span></text:p>
      <text:p text:style-name="Standard">mv kibana-6.6.1-linux-x86_64 kibana</text:p>
      <text:p text:style-name="Standard"/>
      <text:p text:style-name="P11">Copiare la configurazione nella cartella etc per l’avvio come servizio</text:p>
      <text:p text:style-name="P2">cp <text:span text:style-name="T1">/home/seacom/installazione/</text:span>kibana<text:span text:style-name="T1">/kibana_admin.yml /etc/kibana/kibana_admin.yml</text:span></text:p>
      <text:p text:style-name="Standard"/>
      <text:p text:style-name="Standard"><text:span text:style-name="T2">Copiare la configurazione nella cartella relativa nel caso in cui si faccia partire da linea di comando</text:span></text:p>
      <text:p text:style-name="P2">cp <text:span text:style-name="T1">/home/seacom/installazione/</text:span>kibana<text:span text:style-name="T1">/kibana_admin.yml /opt/kibana/config/kibana.yml</text:span></text:p>
      <text:p text:style-name="P2"/>
      <text:p text:style-name="P9">Installare plugin per il date picker </text:p>
      <text:p text:style-name="Standard">cd /opt/kibana/bin/</text:p>
      <text:p text:style-name="Standard">./kibana-plugin install file:///home/seacom/<text:span text:style-name="T9">installazione/kibana/</text:span>date_picker_vis-1.0.0.zip </text:p>
      <text:p text:style-name="Standard"/>
      <text:p text:style-name="Standard"><text:span text:style-name="T2">Creare il servizio </text:span><text:span text:style-name="T4">copiando il file</text:span></text:p>
      <text:p text:style-name="P4">cp <text:span text:style-name="T1">/home/seacom/installazione/kibana/kibana_admin </text:span>/etc/systemd/system/kibana_admin.<text:span text:style-name="T10">service</text:span></text:p>
      <text:p text:style-name="P4"/>
      <text:p text:style-name="P12"><text:soft-page-break/>Ricaricare l’elenco dei servizi di sistema</text:p>
      <text:p text:style-name="P5">systemctl daemon-reload </text:p>
      <text:p text:style-name="Standard"/>
      <text:p text:style-name="Standard"><text:span text:style-name="T2">Abilitare il servizio </text:span><text:span text:style-name="T5">all’avvio</text:span></text:p>
      <text:p text:style-name="Standard">systemctl enable kibana_admin</text:p>
      <text:p text:style-name="Standard"/>
      <text:p text:style-name="P13">Avviare il servizio</text:p>
      <text:p text:style-name="P5">systemctl start kibana_admin</text:p>
      <text:p text:style-name="Standard"/>
      <text:p text:style-name="Standard"/>
      <text:h text:style-name="Heading_20_1" text:outline-level="1">Installazione Nifi <text:span text:style-name="T1">(porta 8080)</text:span></text:h>
      <text:p text:style-name="Standard">cd /usr/share/</text:p>
      <text:p text:style-name="Standard"/>
      <text:p text:style-name="P7"><text:span text:style-name="T2">Scaricare il pacchetto </text:span></text:p>
      <text:p text:style-name="P7">wget <text:a xlink:type="simple" xlink:href="http://archive.apache.org/dist/nifi/1.8.0/nifi-1.8.0-bin.tar.gz" text:style-name="Internet_20_link" text:visited-style-name="Visited_20_Internet_20_Link">http://archive.apache.org/dist/nifi/1.8.0/nifi-1.8.0-bin.tar.gz</text:a></text:p>
      <text:p text:style-name="P7"/>
      <text:p text:style-name="P15">Estrarre nifi</text:p>
      <text:p text:style-name="P8">tar -xvf <text:span text:style-name="T1">/home/seacom/installazione/nifi/nifi-1.8.0-bin.tar.gz</text:span></text:p>
      <text:p text:style-name="P8"/>
      <text:p text:style-name="P10">Copiare la configurazione per il runas</text:p>
      <text:p text:style-name="P4">cp <text:span text:style-name="T1">/home/seacom/installazione/nifi/</text:span>bootstrap.conf /usr/share/nifi-1.7.1/conf/boostrap.conf</text:p>
      <text:p text:style-name="P4"/>
      <text:p text:style-name="P10">Cambiare la proprietà dei file</text:p>
      <text:p text:style-name="Standard">chown -R seacom:seacom nifi-1.<text:span text:style-name="T13">8.0</text:span></text:p>
      <text:p text:style-name="Standard"/>
      <text:p text:style-name="Standard">cd /usr/share/nifi-1.<text:span text:style-name="T13">8.0</text:span>/bin</text:p>
      <text:p text:style-name="Standard"/>
      <text:p text:style-name="P10">Installare nifi come servizio</text:p>
      <text:p text:style-name="Standard">./nifi.sh install</text:p>
      <text:p text:style-name="Standard"/>
      <text:p text:style-name="P10">Abilitarlo all’avvio</text:p>
      <text:p text:style-name="Standard">systemctl enable nifi</text:p>
      <text:p text:style-name="Standard"/>
      <text:p text:style-name="P10">Avviarlo</text:p>
      <text:p text:style-name="P1">systemctl start nifi</text:p>
      <text:p text:style-name="Standard"/>
      <text:h text:style-name="Heading_20_1" text:outline-level="1">Installazione ngnix <text:span text:style-name="T1">(porta 80)</text:span></text:h>
      <text:p text:style-name="P22">Installare ngnix</text:p>
      <text:p text:style-name="P18"><text:span text:style-name="T13">apt</text:span> install nginx</text:p>
      <text:p text:style-name="P22">Copiare la configurazione</text:p>
      <text:p text:style-name="P18">cp /home/seacom/<text:span text:style-name="T9">installazione/</text:span>nginx/default /etc/nginx/sites-available/default</text:p>
      <text:p text:style-name="P21"><text:span text:style-name="T3">Abilitarlo all’avvio</text:span></text:p>
      <text:p text:style-name="P20">systemctl enable nginx</text:p>
      <text:p text:style-name="P10">Avviare</text:p>
      <text:p text:style-name="P19">systemctl start nginx</text:p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6:12:48.475009843</meta:creation-date>
    <dc:date>2019-02-21T17:15:00.018627239</dc:date>
    <meta:editing-duration>PT38M39S</meta:editing-duration>
    <meta:editing-cycles>16</meta:editing-cycles>
    <meta:generator>LibreOffice/6.0.3.2$Linux_X86_64 LibreOffice_project/8f48d515416608e3a835360314dac7e47fd0b821</meta:generator>
    <meta:document-statistic meta:table-count="0" meta:image-count="0" meta:object-count="0" meta:page-count="3" meta:paragraph-count="64" meta:word-count="234" meta:character-count="2606" meta:non-whitespace-character-count="2429"/>
  </office:meta>
</office:document-meta>
</file>